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 pour dépistage de la rétinopathie diabètique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4"><text:text-input text:description="&lt;/if&gt;">&lt;/if&gt;</text:text-input></text:p>
      <text:p text:style-name="P4"><text:text-input text:description="&lt;if test=&quot;o.HbA1c&quot;&gt;">&lt;if test="o.HbA1c"&gt;</text:text-input></text:p>
      <text:p text:style-name="P4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4"><text:text-input text:description="&lt;/if&gt;">&lt;/if&gt;</text:text-input></text:p>
      <text:p text:style-name="P4"><text:text-input text:description="&lt;if test=&quot;o.HbA1c == 0&quot;&gt;">&lt;if test="o.HbA1c"&gt;</text:text-input></text:p>
      <text:p text:style-name="P4">Je n'ai pas retrouvé de chiffre d'HbA1c récent dans son carnet vert.</text:p>
      <text:p text:style-name="P4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<text:line-break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as_od == line.as_os&quot;&gt;">&lt;when test="line.as_od == line.as_os"&gt;</text:text-input></text:p>
      <text:p text:style-name="P10">ODG : <text:text-input text:description="&lt;line.as_od&gt;">a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0"><text:text-input text:description="&lt;/otherwise&gt;">&lt;/otherwise&gt;</text:text-input></text:p>
      <text:p text:style-name="P2"><text:text-input text:description="&lt;/choose&gt;">&lt;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text:line-break/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ps_od == line.ps_os&quot;&gt;">&lt;when test="line.ps_od == line.ps_os"&gt;</text:text-input></text:p>
      <text:p text:style-name="P10"><text:soft-page-break/>ODG : <text:text-input text:description="&lt;line.ps_od&gt;">p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07T18:01:48</dc:date>
    <meta:editing-duration>P1DT31M35S</meta:editing-duration>
    <meta:editing-cycles>164</meta:editing-cycles>
    <dc:creator>Laurent FRANCOIS</dc:creator>
    <meta:document-statistic meta:table-count="3" meta:image-count="0" meta:object-count="0" meta:page-count="4" meta:paragraph-count="115" meta:word-count="435" meta:character-count="3893" meta:non-whitespace-character-count="3569"/>
  </office:meta>
</office:document-meta>
</file>